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NOT DROPPING NUM-CYLINDERS</text:p>
          </table:table-cell>
          <table:covered-table-cell table:style-name="Default"/>
          <table:covered-table-cell/>
          <table:table-cell table:number-columns-repeated="5"/>
          <table:table-cell office:value-type="string" calcext:value-type="string" table:number-columns-spanned="3" table:number-rows-spanned="1">
            <text:p>DROPPING NUM-CYLINDERS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rial 1</text:p>
          </table:table-cell>
          <table:table-cell table:style-name="Default"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table:number-columns-repeated="2"/>
          <table:table-cell office:value-type="string" calcext:value-type="string">
            <text:p>Model</text:p>
          </table:table-cell>
          <table:table-cell office:value-type="string" calcext:value-type="string">
            <text:p>Trial 1</text:p>
          </table:table-cell>
          <table:table-cell table:style-name="Default"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</table:table-row>
        <table:table-row table:style-name="ro2">
          <table:table-cell office:value-type="string" calcext:value-type="string">
            <text:p>HGBReg</text:p>
          </table:table-cell>
          <table:table-cell office:value-type="float" office:value="0.672260545614102" calcext:value-type="float">
            <text:p>0.672260545614102</text:p>
          </table:table-cell>
          <table:table-cell table:number-columns-repeated="6"/>
          <table:table-cell office:value-type="string" calcext:value-type="string">
            <text:p>HGBReg</text:p>
          </table:table-cell>
          <table:table-cell office:value-type="float" office:value="0.645300800203373" calcext:value-type="float">
            <text:p>0.645300800203373</text:p>
          </table:table-cell>
          <table:table-cell office:value-type="float" office:value="0.663591855193" calcext:value-type="float">
            <text:p>0.663591855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BReg</text:p>
          </table:table-cell>
          <table:table-cell office:value-type="float" office:value="0.582248020135492" calcext:value-type="float">
            <text:p>0.582248020135492</text:p>
          </table:table-cell>
          <table:table-cell table:number-columns-repeated="6"/>
          <table:table-cell office:value-type="string" calcext:value-type="string">
            <text:p>GBReg</text:p>
          </table:table-cell>
          <table:table-cell office:value-type="float" office:value="0.553865771929511" calcext:value-type="float">
            <text:p>0.553865771929511</text:p>
          </table:table-cell>
          <table:table-cell office:value-type="float" office:value="0.576728797643" calcext:value-type="float">
            <text:p>0.5767287976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dgeReg</text:p>
          </table:table-cell>
          <table:table-cell office:value-type="float" office:value="-2736835676.72514" calcext:value-type="float">
            <text:p>-2736835676.72514</text:p>
          </table:table-cell>
          <table:table-cell table:number-columns-repeated="6"/>
          <table:table-cell office:value-type="string" calcext:value-type="string">
            <text:p>RidgeReg</text:p>
          </table:table-cell>
          <table:table-cell table:number-columns-repeated="2" office:value-type="float" office:value="0.463463260866084" calcext:value-type="float">
            <text:p>0.463463260866084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LinReg</text:p>
          </table:table-cell>
          <table:table-cell office:value-type="float" office:value="-3077859404.09274" calcext:value-type="float">
            <text:p>-3077859404.09274</text:p>
          </table:table-cell>
          <table:table-cell table:number-columns-repeated="6"/>
          <table:table-cell office:value-type="string" calcext:value-type="string">
            <text:p>LinReg</text:p>
          </table:table-cell>
          <table:table-cell office:value-type="float" office:value="0.430225789784169" calcext:value-type="float">
            <text:p>0.430225789784169</text:p>
          </table:table-cell>
          <table:table-cell office:value-type="float" office:value="0.445324482916469" calcext:value-type="float">
            <text:p>0.445324482916469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6T23:51:45.639000000</dc:date>
    <meta:editing-duration>PT7M40S</meta:editing-duration>
    <meta:editing-cycles>1</meta:editing-cycles>
    <meta:document-statistic meta:table-count="1" meta:cell-count="34" meta:object-count="0"/>
    <meta:generator>LibreOffice/7.4.3.2$Windows_X86_64 LibreOffice_project/1048a8393ae2eeec98dff31b5c133c5f1d08b890</meta:generator>
  </office:meta>
</office:document-meta>
</file>